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500000065F86C5F4FDF3AF671.png" manifest:media-type="image/png"/>
  <manifest:file-entry manifest:full-path="Pictures/1000C7A900000A7000000A70D7E47EA23D1732FE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 Mono Light" svg:font-family="'Roboto Mono Light'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e962" officeooo:paragraph-rsid="0017e962"/>
    </style:style>
    <style:style style:name="P2" style:family="paragraph" style:parent-style-name="Standard">
      <style:paragraph-properties fo:text-align="center" style:justify-single-word="false"/>
      <style:text-properties officeooo:rsid="0017e962" officeooo:paragraph-rsid="0017e962"/>
    </style:style>
    <style:style style:name="P3" style:family="paragraph" style:parent-style-name="Standard">
      <style:paragraph-properties fo:text-align="center" style:justify-single-word="false"/>
      <style:text-properties style:font-name="Roboto Mono Light" fo:font-size="14pt" fo:font-weight="normal" officeooo:rsid="0017e962" officeooo:paragraph-rsid="0017e96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Roboto Mono Light" fo:font-size="18pt" fo:font-weight="normal" officeooo:rsid="0017e962" officeooo:paragraph-rsid="0017e962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infinity.Bac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draw:frame draw:style-name="fr1" draw:name="Image1" text:anchor-type="char" svg:width="9.59cm" svg:height="9.59cm" draw:z-index="0"><draw:image xlink:href="Pictures/1000C7A900000A7000000A70D7E47EA23D1732FE.svg" xlink:type="simple" xlink:show="embed" xlink:actuate="onLoad" draw:mime-type="image/svg+xml"/><draw:image xlink:href="Pictures/100000010000006500000065F86C5F4FDF3AF6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 Mono Light" svg:font-family="'Roboto Mono Light'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0:13:21.315586863</meta:creation-date>
    <dc:date>2025-04-04T00:19:42.241733179</dc:date>
    <meta:editing-duration>PT6M21S</meta:editing-duration>
    <meta:editing-cycles>1</meta:editing-cycles>
    <meta:document-statistic meta:table-count="0" meta:image-count="1" meta:object-count="0" meta:page-count="1" meta:paragraph-count="1" meta:word-count="1" meta:character-count="13" meta:non-whitespace-character-count="13"/>
    <meta:generator>LibreOffice/7.4.7.2$Linux_X86_64 LibreOffice_project/40$Build-2</meta:generator>
  </office:meta>
</office:document-meta>
</file>